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4.03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08_conv_ra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8" table:default-cell-style-name="ce1"/>
        <table:table-row table:style-name="ro1">
          <table:table-cell/>
          <table:table-cell office:value-type="string" calcext:value-type="string">
            <text:p>Condition_Name</text:p>
          </table:table-cell>
          <table:table-cell office:value-type="string" calcext:value-type="string">
            <text:p>Time_Point</text:p>
          </table:table-cell>
          <table:table-cell office:value-type="string" calcext:value-type="string">
            <text:p>Substrat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scaling</text:p>
          </table:table-cell>
          <table:table-cell office:value-type="string" calcext:value-type="string">
            <text:p>stderr_Substrate</text:p>
          </table:table-cell>
          <table:table-cell office:value-type="string" calcext:value-type="string">
            <text:p>stderr_Product</text:p>
          </table:table-cell>
          <table:table-cell office:value-type="string" calcext:value-type="string">
            <text:p>stderr_scaling</text:p>
          </table:table-cell>
          <table:table-cell/>
          <table:table-cell office:value-type="string" calcext:value-type="string">
            <text:p>Ke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27</text:p>
          </table:table-cell>
          <table:table-cell office:value-type="float" office:value="0" calcext:value-type="float">
            <text:p>0</text:p>
          </table:table-cell>
          <table:table-cell office:value-type="float" office:value="0.938723317665625" calcext:value-type="float">
            <text:p>0,938723317665625</text:p>
          </table:table-cell>
          <table:table-cell office:value-type="float" office:value="0.0612766823343751" calcext:value-type="float">
            <text:p>0,0612766823343751</text:p>
          </table:table-cell>
          <table:table-cell office:value-type="float" office:value="1.8330617085439" calcext:value-type="float">
            <text:p>1,8330617085439</text:p>
          </table:table-cell>
          <table:table-cell office:value-type="float" office:value="0.000938597825570484" calcext:value-type="float">
            <text:p>0,000938597825570484</text:p>
          </table:table-cell>
          <table:table-cell office:value-type="float" office:value="0.000938597826183566" calcext:value-type="float">
            <text:p>0,000938597826183566</text:p>
          </table:table-cell>
          <table:table-cell office:value-type="float" office:value="0.00112965442062759" calcext:value-type="float">
            <text:p>0,00112965442062759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27</text:p>
          </table:table-cell>
          <table:table-cell office:value-type="float" office:value="1" calcext:value-type="float">
            <text:p>1</text:p>
          </table:table-cell>
          <table:table-cell office:value-type="float" office:value="0.83659262129349" calcext:value-type="float">
            <text:p>0,83659262129349</text:p>
          </table:table-cell>
          <table:table-cell office:value-type="float" office:value="0.16340737870651" calcext:value-type="float">
            <text:p>0,16340737870651</text:p>
          </table:table-cell>
          <table:table-cell office:value-type="float" office:value="1.93897362441918" calcext:value-type="float">
            <text:p>1,93897362441918</text:p>
          </table:table-cell>
          <table:table-cell office:value-type="float" office:value="0.000930103268752531" calcext:value-type="float">
            <text:p>0,000930103268752531</text:p>
          </table:table-cell>
          <table:table-cell office:value-type="float" office:value="0.000930103269650643" calcext:value-type="float">
            <text:p>0,000930103269650643</text:p>
          </table:table-cell>
          <table:table-cell office:value-type="float" office:value="0.00122337274856494" calcext:value-type="float">
            <text:p>0,00122337274856494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27</text:p>
          </table:table-cell>
          <table:table-cell office:value-type="float" office:value="12" calcext:value-type="float">
            <text:p>12</text:p>
          </table:table-cell>
          <table:table-cell office:value-type="float" office:value="0.502795295707098" calcext:value-type="float">
            <text:p>0,502795295707098</text:p>
          </table:table-cell>
          <table:table-cell office:value-type="float" office:value="0.497204704292902" calcext:value-type="float">
            <text:p>0,497204704292902</text:p>
          </table:table-cell>
          <table:table-cell office:value-type="float" office:value="1.27244021807047" calcext:value-type="float">
            <text:p>1,27244021807047</text:p>
          </table:table-cell>
          <table:table-cell office:value-type="float" office:value="0.000513810657164034" calcext:value-type="float">
            <text:p>0,000513810657164034</text:p>
          </table:table-cell>
          <table:table-cell office:value-type="float" office:value="0.000513810655345135" calcext:value-type="float">
            <text:p>0,000513810655345135</text:p>
          </table:table-cell>
          <table:table-cell office:value-type="float" office:value="0.000482004733591519" calcext:value-type="float">
            <text:p>0,000482004733591519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27</text:p>
          </table:table-cell>
          <table:table-cell office:value-type="float" office:value="35" calcext:value-type="float">
            <text:p>35</text:p>
          </table:table-cell>
          <table:table-cell office:value-type="float" office:value="0.451250193274062" calcext:value-type="float">
            <text:p>0,451250193274062</text:p>
          </table:table-cell>
          <table:table-cell office:value-type="float" office:value="0.548749806725938" calcext:value-type="float">
            <text:p>0,548749806725938</text:p>
          </table:table-cell>
          <table:table-cell office:value-type="float" office:value="1.34990950151016" calcext:value-type="float">
            <text:p>1,34990950151016</text:p>
          </table:table-cell>
          <table:table-cell office:value-type="float" office:value="0.000714301849472051" calcext:value-type="float">
            <text:p>0,000714301849472051</text:p>
          </table:table-cell>
          <table:table-cell office:value-type="float" office:value="0.000714301847103786" calcext:value-type="float">
            <text:p>0,000714301847103786</text:p>
          </table:table-cell>
          <table:table-cell office:value-type="float" office:value="0.000717067680024671" calcext:value-type="float">
            <text:p>0,000717067680024671</text:p>
          </table:table-cell>
          <table:table-cell/>
          <table:table-cell table:formula="of:=(2*[.E5])*(2*[.E5])/(2-2*[.E5])/(10-2*[.E5])" office:value-type="float" office:value="0.149916472257137" calcext:value-type="float">
            <text:p>0,1499164722571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27</text:p>
          </table:table-cell>
          <table:table-cell office:value-type="float" office:value="93" calcext:value-type="float">
            <text:p>93</text:p>
          </table:table-cell>
          <table:table-cell office:value-type="float" office:value="0.447258913630915" calcext:value-type="float">
            <text:p>0,447258913630915</text:p>
          </table:table-cell>
          <table:table-cell office:value-type="float" office:value="0.552741086369085" calcext:value-type="float">
            <text:p>0,552741086369085</text:p>
          </table:table-cell>
          <table:table-cell office:value-type="float" office:value="1.31955996998476" calcext:value-type="float">
            <text:p>1,31955996998476</text:p>
          </table:table-cell>
          <table:table-cell office:value-type="float" office:value="0.00133337276895135" calcext:value-type="float">
            <text:p>0,00133337276895135</text:p>
          </table:table-cell>
          <table:table-cell office:value-type="float" office:value="0.00133337276416939" calcext:value-type="float">
            <text:p>0,00133337276416939</text:p>
          </table:table-cell>
          <table:table-cell office:value-type="float" office:value="0.00130924791459393" calcext:value-type="float">
            <text:p>0,00130924791459393</text:p>
          </table:table-cell>
          <table:table-cell/>
          <table:table-cell table:formula="of:=(2*[.E6])*(2*[.E6])/(2-2*[.E6])/(10-2*[.E6])" office:value-type="float" office:value="0.153600304524954" calcext:value-type="float">
            <text:p>0,1536003045249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27</text:p>
          </table:table-cell>
          <table:table-cell office:value-type="float" office:value="1560" calcext:value-type="float">
            <text:p>1560</text:p>
          </table:table-cell>
          <table:table-cell office:value-type="float" office:value="0.45144318315491" calcext:value-type="float">
            <text:p>0,45144318315491</text:p>
          </table:table-cell>
          <table:table-cell office:value-type="float" office:value="0.54855681684509" calcext:value-type="float">
            <text:p>0,54855681684509</text:p>
          </table:table-cell>
          <table:table-cell office:value-type="float" office:value="1.31261351297024" calcext:value-type="float">
            <text:p>1,31261351297024</text:p>
          </table:table-cell>
          <table:table-cell office:value-type="float" office:value="0.00268899601060594" calcext:value-type="float">
            <text:p>0,00268899601060594</text:p>
          </table:table-cell>
          <table:table-cell office:value-type="float" office:value="0.00268899601663527" calcext:value-type="float">
            <text:p>0,00268899601663527</text:p>
          </table:table-cell>
          <table:table-cell office:value-type="float" office:value="0.00262474868700367" calcext:value-type="float">
            <text:p>0,00262474868700367</text:p>
          </table:table-cell>
          <table:table-cell/>
          <table:table-cell table:formula="of:=(2*[.E7])*(2*[.E7])/(2-2*[.E7])/(10-2*[.E7])" office:value-type="float" office:value="0.149740506788374" calcext:value-type="float">
            <text:p>0,1497405067883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28</text:p>
          </table:table-cell>
          <table:table-cell office:value-type="float" office:value="0" calcext:value-type="float">
            <text:p>0</text:p>
          </table:table-cell>
          <table:table-cell office:value-type="float" office:value="0.912110036461546" calcext:value-type="float">
            <text:p>0,912110036461546</text:p>
          </table:table-cell>
          <table:table-cell office:value-type="float" office:value="0.087889963538454" calcext:value-type="float">
            <text:p>0,087889963538454</text:p>
          </table:table-cell>
          <table:table-cell office:value-type="float" office:value="1.83035629923556" calcext:value-type="float">
            <text:p>1,83035629923556</text:p>
          </table:table-cell>
          <table:table-cell office:value-type="float" office:value="0.00237157542372623" calcext:value-type="float">
            <text:p>0,00237157542372623</text:p>
          </table:table-cell>
          <table:table-cell office:value-type="float" office:value="0.00237157542799072" calcext:value-type="float">
            <text:p>0,00237157542799072</text:p>
          </table:table-cell>
          <table:table-cell office:value-type="float" office:value="0.00287512280511851" calcext:value-type="float">
            <text:p>0,00287512280511851</text:p>
          </table:table-cell>
          <table:table-cell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28</text:p>
          </table:table-cell>
          <table:table-cell office:value-type="float" office:value="1" calcext:value-type="float">
            <text:p>1</text:p>
          </table:table-cell>
          <table:table-cell office:value-type="float" office:value="0.84343550028959" calcext:value-type="float">
            <text:p>0,84343550028959</text:p>
          </table:table-cell>
          <table:table-cell office:value-type="float" office:value="0.15656449971041" calcext:value-type="float">
            <text:p>0,15656449971041</text:p>
          </table:table-cell>
          <table:table-cell office:value-type="float" office:value="1.92616900687997" calcext:value-type="float">
            <text:p>1,92616900687997</text:p>
          </table:table-cell>
          <table:table-cell office:value-type="float" office:value="0.00229590421731434" calcext:value-type="float">
            <text:p>0,00229590421731434</text:p>
          </table:table-cell>
          <table:table-cell office:value-type="float" office:value="0.00229590421602827" calcext:value-type="float">
            <text:p>0,00229590421602827</text:p>
          </table:table-cell>
          <table:table-cell office:value-type="float" office:value="0.00299357490086347" calcext:value-type="float">
            <text:p>0,00299357490086347</text:p>
          </table:table-cell>
          <table:table-cell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28</text:p>
          </table:table-cell>
          <table:table-cell office:value-type="float" office:value="12" calcext:value-type="float">
            <text:p>12</text:p>
          </table:table-cell>
          <table:table-cell office:value-type="float" office:value="0.603686248612457" calcext:value-type="float">
            <text:p>0,603686248612457</text:p>
          </table:table-cell>
          <table:table-cell office:value-type="float" office:value="0.396313751387543" calcext:value-type="float">
            <text:p>0,396313751387543</text:p>
          </table:table-cell>
          <table:table-cell office:value-type="float" office:value="1.32568798802547" calcext:value-type="float">
            <text:p>1,32568798802547</text:p>
          </table:table-cell>
          <table:table-cell office:value-type="float" office:value="0.000540177697419614" calcext:value-type="float">
            <text:p>0,000540177697419614</text:p>
          </table:table-cell>
          <table:table-cell office:value-type="float" office:value="0.000540177695995544" calcext:value-type="float">
            <text:p>0,000540177695995544</text:p>
          </table:table-cell>
          <table:table-cell office:value-type="float" office:value="0.000517199370751563" calcext:value-type="float">
            <text:p>0,000517199370751563</text:p>
          </table:table-cell>
          <table:table-cell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28</text:p>
          </table:table-cell>
          <table:table-cell office:value-type="float" office:value="35" calcext:value-type="float">
            <text:p>35</text:p>
          </table:table-cell>
          <table:table-cell office:value-type="float" office:value="0.573012374581211" calcext:value-type="float">
            <text:p>0,573012374581211</text:p>
          </table:table-cell>
          <table:table-cell office:value-type="float" office:value="0.426987625418789" calcext:value-type="float">
            <text:p>0,426987625418789</text:p>
          </table:table-cell>
          <table:table-cell office:value-type="float" office:value="1.30948414801417" calcext:value-type="float">
            <text:p>1,30948414801417</text:p>
          </table:table-cell>
          <table:table-cell office:value-type="float" office:value="0.000669452225159869" calcext:value-type="float">
            <text:p>0,000669452225159869</text:p>
          </table:table-cell>
          <table:table-cell office:value-type="float" office:value="0.0006694522248798" calcext:value-type="float">
            <text:p>0,0006694522248798</text:p>
          </table:table-cell>
          <table:table-cell office:value-type="float" office:value="0.000637416880038565" calcext:value-type="float">
            <text:p>0,000637416880038565</text:p>
          </table:table-cell>
          <table:table-cell/>
          <table:table-cell table:formula="of:=(2*[.E11])*(2*[.E11])/(2-2*[.E11])/(5-2*[.E11])" office:value-type="float" office:value="0.153484556001477" calcext:value-type="float">
            <text:p>0,1534845560014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28</text:p>
          </table:table-cell>
          <table:table-cell office:value-type="float" office:value="93" calcext:value-type="float">
            <text:p>93</text:p>
          </table:table-cell>
          <table:table-cell office:value-type="float" office:value="0.566024929817571" calcext:value-type="float">
            <text:p>0,566024929817571</text:p>
          </table:table-cell>
          <table:table-cell office:value-type="float" office:value="0.433975070182429" calcext:value-type="float">
            <text:p>0,433975070182429</text:p>
          </table:table-cell>
          <table:table-cell office:value-type="float" office:value="1.33604040691194" calcext:value-type="float">
            <text:p>1,33604040691194</text:p>
          </table:table-cell>
          <table:table-cell office:value-type="float" office:value="0.00260028615781694" calcext:value-type="float">
            <text:p>0,00260028615781694</text:p>
          </table:table-cell>
          <table:table-cell office:value-type="float" office:value="0.00260028615537057" calcext:value-type="float">
            <text:p>0,00260028615537057</text:p>
          </table:table-cell>
          <table:table-cell office:value-type="float" office:value="0.00252979724609978" calcext:value-type="float">
            <text:p>0,00252979724609978</text:p>
          </table:table-cell>
          <table:table-cell/>
          <table:table-cell table:formula="of:=(2*[.E12])*(2*[.E12])/(2-2*[.E12])/(5-2*[.E12])" office:value-type="float" office:value="0.161049153683279" calcext:value-type="float">
            <text:p>0,1610491536832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28</text:p>
          </table:table-cell>
          <table:table-cell office:value-type="float" office:value="1560" calcext:value-type="float">
            <text:p>1560</text:p>
          </table:table-cell>
          <table:table-cell office:value-type="float" office:value="0.565303904540794" calcext:value-type="float">
            <text:p>0,565303904540794</text:p>
          </table:table-cell>
          <table:table-cell office:value-type="float" office:value="0.434696095459206" calcext:value-type="float">
            <text:p>0,434696095459206</text:p>
          </table:table-cell>
          <table:table-cell office:value-type="float" office:value="1.18869500256173" calcext:value-type="float">
            <text:p>1,18869500256173</text:p>
          </table:table-cell>
          <table:table-cell office:value-type="float" office:value="0.00399758011448443" calcext:value-type="float">
            <text:p>0,00399758011448443</text:p>
          </table:table-cell>
          <table:table-cell office:value-type="float" office:value="0.00399758010410534" calcext:value-type="float">
            <text:p>0,00399758010410534</text:p>
          </table:table-cell>
          <table:table-cell office:value-type="float" office:value="0.00346081376413035" calcext:value-type="float">
            <text:p>0,00346081376413035</text:p>
          </table:table-cell>
          <table:table-cell/>
          <table:table-cell table:formula="of:=(2*[.E13])*(2*[.E13])/(2-2*[.E13])/(5-2*[.E13])" office:value-type="float" office:value="0.161847325564184" calcext:value-type="float">
            <text:p>0,1618473255641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1T22:06:21.122085212</dc:date>
    <meta:editing-duration>PT6M17S</meta:editing-duration>
    <meta:editing-cycles>2</meta:editing-cycles>
    <meta:generator>LibreOffice/7.4.7.2$Linux_X86_64 LibreOffice_project/40$Build-2</meta:generator>
    <meta:document-statistic meta:table-count="1" meta:cell-count="123" meta:object-count="0"/>
  </office:meta>
</office:document-meta>
</file>